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34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3]" office:value-type="float" office:value="560" calcext:value-type="float">
            <text:p>560</text:p>
          </table:table-cell>
          <table:table-cell table:style-name="ce8" table:formula="of:=[.C6]+[.C11]+[.C23]" office:value-type="float" office:value="0" calcext:value-type="float">
            <text:p>0</text:p>
          </table:table-cell>
          <table:table-cell table:style-name="ce8" table:formula="of:=[.D6]+[.D11]+[.D23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660" calcext:value-type="float">
            <text:p>66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700" calcext:value-type="float">
            <text:p>70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-40" calcext:value-type="float">
            <text:p>-4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20])-[.B21]" office:value-type="float" office:value="520" calcext:value-type="float">
            <text:p>520</text:p>
          </table:table-cell>
          <table:table-cell table:style-name="ce9" table:formula="of:=SUM([.C12:.C20])-[.C21]" office:value-type="float" office:value="0" calcext:value-type="float">
            <text:p>0</text:p>
          </table:table-cell>
          <table:table-cell table:style-name="ce9" table:formula="of:=SUM([.D12:.D20])-[.D21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100" calcext:value-type="float">
            <text:p>10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mortización Acumulada Maquinaria</text:p>
          </table:table-cell>
          <table:table-cell office:value-type="float" office:value="-40" calcext:value-type="float">
            <text:p>-4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 ordenador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4:.B26])" office:value-type="float" office:value="40" calcext:value-type="float">
            <text:p>40</text:p>
          </table:table-cell>
          <table:table-cell table:style-name="ce9" table:formula="of:=SUM([.C24:.C25])" office:value-type="float" office:value="0" calcext:value-type="float">
            <text:p>0</text:p>
          </table:table-cell>
          <table:table-cell table:style-name="ce9" table:formula="of:=SUM([.D24:.D25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ianza alquiler</text:p>
          </table:table-cell>
          <table:table-cell office:value-type="float" office:value="40" calcext:value-type="float">
            <text:p>40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9]+[.B34]+[.B40]" office:value-type="float" office:value="550" calcext:value-type="float">
            <text:p>550</text:p>
          </table:table-cell>
          <table:table-cell table:style-name="ce8" table:formula="of:=[.C29]+[.C34]+[.C40]" office:value-type="float" office:value="0" calcext:value-type="float">
            <text:p>0</text:p>
          </table:table-cell>
          <table:table-cell table:style-name="ce8" table:formula="of:=[.D29]+[.D34]+[.D4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9:.G34])" office:value-type="float" office:value="350" calcext:value-type="float">
            <text:p>350</text:p>
          </table:table-cell>
          <table:table-cell table:style-name="ce8" table:formula="of:=SUM([.H29:.H34])" office:value-type="float" office:value="0" calcext:value-type="float">
            <text:p>0</text:p>
          </table:table-cell>
          <table:table-cell table:style-name="ce8" table:formula="of:=SUM([.I29:.I34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30:.B32])" office:value-type="float" office:value="0" calcext:value-type="float">
            <text:p>0</text:p>
          </table:table-cell>
          <table:table-cell table:style-name="ce9" table:formula="of:=SUM([.C30:.C32])" office:value-type="float" office:value="0" calcext:value-type="float">
            <text:p>0</text:p>
          </table:table-cell>
          <table:table-cell table:style-name="ce9" table:formula="of:=SUM([.D30:.D32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office:value-type="float" office:value="150" calcext:value-type="float">
            <text:p>15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office:value-type="float" office:value="200" calcext:value-type="float">
            <text:p>2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5:.B38])" office:value-type="float" office:value="0" calcext:value-type="float">
            <text:p>0</text:p>
          </table:table-cell>
          <table:table-cell table:style-name="ce9" table:formula="of:=SUM([.C35:.C38])" office:value-type="float" office:value="0" calcext:value-type="float">
            <text:p>0</text:p>
          </table:table-cell>
          <table:table-cell table:style-name="ce9" table:formula="of:=SUM([.D35:.D38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1:.B42])" office:value-type="float" office:value="550" calcext:value-type="float">
            <text:p>550</text:p>
          </table:table-cell>
          <table:table-cell table:style-name="ce9" table:formula="of:=SUM([.C41:.C42])" office:value-type="float" office:value="0" calcext:value-type="float">
            <text:p>0</text:p>
          </table:table-cell>
          <table:table-cell table:style-name="ce9" table:formula="of:=SUM([.D41:.D4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office:value-type="float" office:value="550" calcext:value-type="float">
            <text:p>550</text:p>
          </table:table-cell>
          <table:table-cell table:number-columns-repeated="25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7]" office:value-type="float" office:value="1110" calcext:value-type="float">
            <text:p>1110</text:p>
          </table:table-cell>
          <table:table-cell table:style-name="ce11" table:formula="of:=[.C4]+[.C27]" office:value-type="float" office:value="0" calcext:value-type="float">
            <text:p>0</text:p>
          </table:table-cell>
          <table:table-cell table:style-name="ce11" table:formula="of:=[.D4]+[.D27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7]" office:value-type="float" office:value="1110" calcext:value-type="float">
            <text:p>1110</text:p>
          </table:table-cell>
          <table:table-cell table:style-name="ce11" table:formula="of:=[.H4]+[.H11]+[.H27]" office:value-type="float" office:value="0" calcext:value-type="float">
            <text:p>0</text:p>
          </table:table-cell>
          <table:table-cell table:style-name="ce11" table:formula="of:=[.I4]+[.I11]+[.I27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1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Balance resumen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560" calcext:value-type="float">
            <text:p>56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660" calcext:value-type="float">
            <text:p>66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3])" office:value-type="float" office:value="560" calcext:value-type="float">
            <text:p>560</text:p>
          </table:table-cell>
          <table:table-cell table:style-name="ce9" table:formula="of:=SUM([$'Balance previsional'.C6];[$'Balance previsional'.C11];[$'Balance previsional'.C23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3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100" calcext:value-type="float">
            <text:p>10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550" calcext:value-type="float">
            <text:p>55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7]" office:value-type="float" office:value="350" calcext:value-type="float">
            <text:p>350</text:p>
          </table:table-cell>
          <table:table-cell table:style-name="ce8" table:formula="of:=[$'Balance previsional'.H27]" office:value-type="float" office:value="0" calcext:value-type="float">
            <text:p>0</text:p>
          </table:table-cell>
          <table:table-cell table:style-name="ce8" table:formula="of:=[$'Balance previsional'.I27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9]" office:value-type="float" office:value="0" calcext:value-type="float">
            <text:p>0</text:p>
          </table:table-cell>
          <table:table-cell table:style-name="ce9" table:formula="of:=[$'Balance previsional'.C29]" office:value-type="float" office:value="0" calcext:value-type="float">
            <text:p>0</text:p>
          </table:table-cell>
          <table:table-cell table:style-name="ce9" table:formula="of:=[$'Balance previsional'.D29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4]" office:value-type="float" office:value="0" calcext:value-type="float">
            <text:p>0</text:p>
          </table:table-cell>
          <table:table-cell table:style-name="ce9" table:formula="of:=[$'Balance previsional'.C34]" office:value-type="float" office:value="0" calcext:value-type="float">
            <text:p>0</text:p>
          </table:table-cell>
          <table:table-cell table:style-name="ce9" table:formula="of:=[$'Balance previsional'.D34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 office:value-type="float" office:value="550" calcext:value-type="float">
            <text:p>550</text:p>
          </table:table-cell>
          <table:table-cell table:style-name="ce9" table:formula="of:=[$'Balance previsional'.C40]" office:value-type="float" office:value="0" calcext:value-type="float">
            <text:p>0</text:p>
          </table:table-cell>
          <table:table-cell table:style-name="ce9" table:formula="of:=[$'Balance previsional'.D40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1110" calcext:value-type="float">
            <text:p>111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1110" calcext:value-type="float">
            <text:p>111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6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6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mporte neto de la cifra de negocios</text:p>
          </table:table-cell>
          <table:table-cell table:formula="of:=100*11" office:value-type="float" office:value="1100" calcext:value-type="float">
            <text:p>11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quiler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teriales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ministros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astos persona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mortización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mortización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10]))" office:value-type="float" office:value="20" calcext:value-type="float">
            <text:p>20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7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Gastos financiero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-60" calcext:value-type="float">
            <text:p>-60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-40" calcext:value-type="float">
            <text:p>-40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Impuesto sobre Sociedades</text:p>
          </table:table-cell>
          <table:table-cell table:formula="of:=0.3*[.B18]" office:value-type="float" office:value="-12" calcext:value-type="float">
            <text:p>-12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-28" calcext:value-type="float">
            <text:p>-28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6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20" calcext:value-type="float">
            <text:p>20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-60" calcext:value-type="float">
            <text:p>-60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-40" calcext:value-type="float">
            <text:p>-40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Impuesto sobre Sociedades</text:p>
          </table:table-cell>
          <table:table-cell table:formula="of:=0.3*[.B8]" office:value-type="float" office:value="-12" calcext:value-type="float">
            <text:p>-12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-28" calcext:value-type="float">
            <text:p>-28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8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8">
          <table:table-cell table:style-name="ce23" table:number-columns-repeated="12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6">
          <table:table-cell table:style-name="ce25" table:number-columns-repeated="1024"/>
        </table:table-row>
        <table:table-row table:style-name="ro6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Entrada en caja por ventas/prest servicios</text:p>
          </table:table-cell>
          <table:table-cell/>
          <table:table-cell table:number-columns-repeated="11" office:value-type="float" office:value="100" calcext:value-type="float">
            <text:p>100</text:p>
          </table:table-cell>
          <table:table-cell table:formula="of:=SUM([.B7:.M7])" office:value-type="float" office:value="1100" calcext:value-type="float">
            <text:p>110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Capital</text:p>
          </table:table-cell>
          <table:table-cell office:value-type="float" office:value="700" calcext:value-type="float">
            <text:p>700</text:p>
          </table:table-cell>
          <table:table-cell table:number-columns-repeated="11"/>
          <table:table-cell table:formula="of:=SUM([.B8:.M8])" office:value-type="float" office:value="700" calcext:value-type="float">
            <text:p>70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Préstamo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table:formula="of:=SUM([.B10:.M10])" office:value-type="float" office:value="500" calcext:value-type="float">
            <text:p>500</text:p>
          </table:table-cell>
          <table:table-cell table:number-columns-repeated="1010"/>
        </table:table-row>
        <table:table-row table:style-name="ro6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1200" calcext:value-type="float">
            <text:p>1200</text:p>
          </table:table-cell>
          <table:table-cell table:style-name="ce28" table:formula="of:=SUM([.C7:.C10])" office:value-type="float" office:value="100" calcext:value-type="float">
            <text:p>100</text:p>
          </table:table-cell>
          <table:table-cell table:style-name="ce28" table:formula="of:=SUM([.D7:.D10])" office:value-type="float" office:value="100" calcext:value-type="float">
            <text:p>100</text:p>
          </table:table-cell>
          <table:table-cell table:style-name="ce28" table:formula="of:=SUM([.E7:.E10])" office:value-type="float" office:value="100" calcext:value-type="float">
            <text:p>100</text:p>
          </table:table-cell>
          <table:table-cell table:style-name="ce28" table:formula="of:=SUM([.F7:.F10])" office:value-type="float" office:value="100" calcext:value-type="float">
            <text:p>100</text:p>
          </table:table-cell>
          <table:table-cell table:style-name="ce28" table:formula="of:=SUM([.G7:.G10])" office:value-type="float" office:value="100" calcext:value-type="float">
            <text:p>100</text:p>
          </table:table-cell>
          <table:table-cell table:style-name="ce28" table:formula="of:=SUM([.H7:.H10])" office:value-type="float" office:value="100" calcext:value-type="float">
            <text:p>100</text:p>
          </table:table-cell>
          <table:table-cell table:style-name="ce28" table:formula="of:=SUM([.I7:.I10])" office:value-type="float" office:value="100" calcext:value-type="float">
            <text:p>100</text:p>
          </table:table-cell>
          <table:table-cell table:style-name="ce28" table:formula="of:=SUM([.J7:.J10])" office:value-type="float" office:value="100" calcext:value-type="float">
            <text:p>100</text:p>
          </table:table-cell>
          <table:table-cell table:style-name="ce28" table:formula="of:=SUM([.K7:.K10])" office:value-type="float" office:value="100" calcext:value-type="float">
            <text:p>100</text:p>
          </table:table-cell>
          <table:table-cell table:style-name="ce28" table:formula="of:=SUM([.L7:.L10])" office:value-type="float" office:value="100" calcext:value-type="float">
            <text:p>100</text:p>
          </table:table-cell>
          <table:table-cell table:style-name="ce28" table:formula="of:=SUM([.M7:.M10])" office:value-type="float" office:value="100" calcext:value-type="float">
            <text:p>100</text:p>
          </table:table-cell>
          <table:table-cell table:formula="of:=SUM([.B12:.M12])" office:value-type="float" office:value="2300" calcext:value-type="float">
            <text:p>2300</text:p>
          </table:table-cell>
          <table:table-cell table:style-name="ce28" table:number-columns-repeated="1010"/>
        </table:table-row>
        <table:table-row table:style-name="ro6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devolución de préstamo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SUM([.B15:.M15])" office:value-type="float" office:value="200" calcext:value-type="float">
            <text:p>20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pago de interese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compra mercancía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"/>
          <table:table-cell table:formula="of:=SUM([.B18:.M18])" office:value-type="float" office:value="250" calcext:value-type="float">
            <text:p>25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aquinaria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rdenado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quiler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fianza alquiler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ministros</text:p>
          </table:table-cell>
          <table:table-cell table:number-columns-repeated="12" office:value-type="float" office:value="30" calcext:value-type="float">
            <text:p>30</text:p>
          </table:table-cell>
          <table:table-cell table:formula="of:=SUM([.B23:.M23])" office:value-type="float" office:value="360" calcext:value-type="float">
            <text:p>36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gastos personal</text:p>
          </table:table-cell>
          <table:table-cell table:number-columns-repeated="12"/>
          <table:table-cell table:formula="of:=SUM([.B24:.M2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number-columns-repeated="13"/>
          <table:table-cell table:formula="of:=SUM([.B25:.M25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style-name="ce27" table:number-columns-repeated="13"/>
          <table:table-cell table:formula="of:=SUM([.B26:.M26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style-name="ce28" office:value-type="string" calcext:value-type="string">
            <text:p>TOTAL PAGOS</text:p>
          </table:table-cell>
          <table:table-cell table:style-name="ce28" table:formula="of:=SUM([.B15:.B25])" office:value-type="float" office:value="490" calcext:value-type="float">
            <text:p>490</text:p>
          </table:table-cell>
          <table:table-cell table:style-name="ce28" table:formula="of:=SUM([.C15:.C25])" office:value-type="float" office:value="300" calcext:value-type="float">
            <text:p>300</text:p>
          </table:table-cell>
          <table:table-cell table:style-name="ce28" table:formula="of:=SUM([.D15:.D25])" office:value-type="float" office:value="250" calcext:value-type="float">
            <text:p>250</text:p>
          </table:table-cell>
          <table:table-cell table:style-name="ce28" table:formula="of:=SUM([.E15:.E25])" office:value-type="float" office:value="70" calcext:value-type="float">
            <text:p>70</text:p>
          </table:table-cell>
          <table:table-cell table:style-name="ce28" table:formula="of:=SUM([.F15:.F25])" office:value-type="float" office:value="50" calcext:value-type="float">
            <text:p>50</text:p>
          </table:table-cell>
          <table:table-cell table:style-name="ce28" table:formula="of:=SUM([.G15:.G25])" office:value-type="float" office:value="150" calcext:value-type="float">
            <text:p>150</text:p>
          </table:table-cell>
          <table:table-cell table:style-name="ce28" table:formula="of:=SUM([.H15:.H25])" office:value-type="float" office:value="50" calcext:value-type="float">
            <text:p>50</text:p>
          </table:table-cell>
          <table:table-cell table:style-name="ce28" table:formula="of:=SUM([.I15:.I25])" office:value-type="float" office:value="70" calcext:value-type="float">
            <text:p>70</text:p>
          </table:table-cell>
          <table:table-cell table:style-name="ce28" table:formula="of:=SUM([.J15:.J25])" office:value-type="float" office:value="50" calcext:value-type="float">
            <text:p>50</text:p>
          </table:table-cell>
          <table:table-cell table:style-name="ce28" table:formula="of:=SUM([.K15:.K25])" office:value-type="float" office:value="50" calcext:value-type="float">
            <text:p>50</text:p>
          </table:table-cell>
          <table:table-cell table:style-name="ce28" table:formula="of:=SUM([.L15:.L25])" office:value-type="float" office:value="50" calcext:value-type="float">
            <text:p>50</text:p>
          </table:table-cell>
          <table:table-cell table:style-name="ce28" table:formula="of:=SUM([.M15:.M25])" office:value-type="float" office:value="170" calcext:value-type="float">
            <text:p>170</text:p>
          </table:table-cell>
          <table:table-cell table:formula="of:=SUM([.B27:.M27])" office:value-type="float" office:value="1750" calcext:value-type="float">
            <text:p>1750</text:p>
          </table:table-cell>
          <table:table-cell table:style-name="ce28" table:number-columns-repeated="1010"/>
        </table:table-row>
        <table:table-row table:style-name="ro6">
          <table:table-cell table:style-name="ce28" office:value-type="string" calcext:value-type="string">
            <text:p>saldo mes a mes</text:p>
          </table:table-cell>
          <table:table-cell table:style-name="ce28" table:formula="of:=SUM([.B12];-[.B27])" office:value-type="float" office:value="710" calcext:value-type="float">
            <text:p>710</text:p>
          </table:table-cell>
          <table:table-cell table:style-name="ce28" table:formula="of:=SUM([.C12];-[.C27])" office:value-type="float" office:value="-200" calcext:value-type="float">
            <text:p>-200</text:p>
          </table:table-cell>
          <table:table-cell table:style-name="ce28" table:formula="of:=SUM([.D12];-[.D27])" office:value-type="float" office:value="-150" calcext:value-type="float">
            <text:p>-150</text:p>
          </table:table-cell>
          <table:table-cell table:style-name="ce28" table:formula="of:=SUM([.E12];-[.E27])" office:value-type="float" office:value="30" calcext:value-type="float">
            <text:p>30</text:p>
          </table:table-cell>
          <table:table-cell table:style-name="ce28" table:formula="of:=SUM([.F12];-[.F27])" office:value-type="float" office:value="50" calcext:value-type="float">
            <text:p>50</text:p>
          </table:table-cell>
          <table:table-cell table:style-name="ce28" table:formula="of:=SUM([.G12];-[.G27])" office:value-type="float" office:value="-50" calcext:value-type="float">
            <text:p>-50</text:p>
          </table:table-cell>
          <table:table-cell table:style-name="ce28" table:formula="of:=SUM([.H12];-[.H27])" office:value-type="float" office:value="50" calcext:value-type="float">
            <text:p>50</text:p>
          </table:table-cell>
          <table:table-cell table:style-name="ce28" table:formula="of:=SUM([.I12];-[.I27])" office:value-type="float" office:value="30" calcext:value-type="float">
            <text:p>30</text:p>
          </table:table-cell>
          <table:table-cell table:style-name="ce28" table:formula="of:=SUM([.J12];-[.J27])" office:value-type="float" office:value="50" calcext:value-type="float">
            <text:p>50</text:p>
          </table:table-cell>
          <table:table-cell table:style-name="ce28" table:formula="of:=SUM([.K12];-[.K27])" office:value-type="float" office:value="50" calcext:value-type="float">
            <text:p>50</text:p>
          </table:table-cell>
          <table:table-cell table:style-name="ce28" table:formula="of:=SUM([.L12];-[.L27])" office:value-type="float" office:value="50" calcext:value-type="float">
            <text:p>50</text:p>
          </table:table-cell>
          <table:table-cell table:style-name="ce28" table:formula="of:=SUM([.M12];-[.M27])" office:value-type="float" office:value="-70" calcext:value-type="float">
            <text:p>-70</text:p>
          </table:table-cell>
          <table:table-cell table:style-name="ce30" table:formula="of:=SUM([.N12];-[.N27])" office:value-type="float" office:value="550" calcext:value-type="float">
            <text:p>550</text:p>
          </table:table-cell>
          <table:table-cell table:style-name="ce28" table:number-columns-repeated="1010"/>
        </table:table-row>
        <table:table-row table:style-name="ro6">
          <table:table-cell table:style-name="ce27" table:number-columns-repeated="14"/>
          <table:table-cell table:number-columns-repeated="1010"/>
        </table:table-row>
        <table:table-row table:style-name="ro6">
          <table:table-cell table:style-name="ce28" office:value-type="string" calcext:value-type="string">
            <text:p>SALDO TESORERÍA</text:p>
          </table:table-cell>
          <table:table-cell table:style-name="ce28" table:formula="of:=[.B12]-[.B27]" office:value-type="float" office:value="710" calcext:value-type="float">
            <text:p>710</text:p>
          </table:table-cell>
          <table:table-cell table:style-name="ce28" table:formula="of:=[.B30]+[.C12]-[.C27]" office:value-type="float" office:value="510" calcext:value-type="float">
            <text:p>510</text:p>
          </table:table-cell>
          <table:table-cell table:style-name="ce28" table:formula="of:=[.C30]+[.D12]-[.D27]" office:value-type="float" office:value="360" calcext:value-type="float">
            <text:p>360</text:p>
          </table:table-cell>
          <table:table-cell table:style-name="ce28" table:formula="of:=[.D30]+[.E12]-[.E27]" office:value-type="float" office:value="390" calcext:value-type="float">
            <text:p>390</text:p>
          </table:table-cell>
          <table:table-cell table:style-name="ce28" table:formula="of:=[.E30]+[.F12]-[.F27]" office:value-type="float" office:value="440" calcext:value-type="float">
            <text:p>440</text:p>
          </table:table-cell>
          <table:table-cell table:style-name="ce28" table:formula="of:=[.F30]+[.G12]-[.G27]" office:value-type="float" office:value="390" calcext:value-type="float">
            <text:p>390</text:p>
          </table:table-cell>
          <table:table-cell table:style-name="ce28" table:formula="of:=[.G30]+[.H12]-[.H27]" office:value-type="float" office:value="440" calcext:value-type="float">
            <text:p>440</text:p>
          </table:table-cell>
          <table:table-cell table:style-name="ce28" table:formula="of:=[.H30]+[.I12]-[.I27]" office:value-type="float" office:value="470" calcext:value-type="float">
            <text:p>470</text:p>
          </table:table-cell>
          <table:table-cell table:style-name="ce28" table:formula="of:=[.I30]+[.J12]-[.J27]" office:value-type="float" office:value="520" calcext:value-type="float">
            <text:p>520</text:p>
          </table:table-cell>
          <table:table-cell table:style-name="ce28" table:formula="of:=[.J30]+[.K12]-[.K27]" office:value-type="float" office:value="570" calcext:value-type="float">
            <text:p>570</text:p>
          </table:table-cell>
          <table:table-cell table:style-name="ce28" table:formula="of:=[.K30]+[.L12]-[.L27]" office:value-type="float" office:value="620" calcext:value-type="float">
            <text:p>620</text:p>
          </table:table-cell>
          <table:table-cell table:style-name="ce30" table:formula="of:=[.L30]+[.M12]-[.M27]" office:value-type="float" office:value="550" calcext:value-type="float">
            <text:p>550</text:p>
          </table:table-cell>
          <table:table-cell table:style-name="ce28" table:number-columns-repeated="1011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6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RATIO DE TESORERÍA</text:p>
          </table:table-cell>
          <table:table-cell table:formula="of:=([$'Balance previsional'.B34]+[$'Balance previsional'.B40])/[$'Balance previsional'.G27]" office:value-type="float" office:value="1.57142857142857" calcext:value-type="float">
            <text:p>1,57142857142857</text:p>
          </table:table-cell>
          <table:table-cell table:formula="of:=([$'Balance previsional'.C34]+[$'Balance previsional'.C40])/[$'Balance previsional'.H27]" office:value-type="string" office:string-value="" calcext:value-type="error">
            <text:p>#DIV/0!</text:p>
          </table:table-cell>
          <table:table-cell table:formula="of:=([$'Balance previsional'.D34]+[$'Balance previsional'.D40])/[$'Balance previsional'.I2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RATIO DE LIQUIDEZ</text:p>
          </table:table-cell>
          <table:table-cell table:formula="of:=[$'Balance previsional'.B27]/[$'Balance previsional'.G27]" office:value-type="float" office:value="1.57142857142857" calcext:value-type="float">
            <text:p>1,57142857142857</text:p>
          </table:table-cell>
          <table:table-cell table:formula="of:=[$'Balance previsional'.C27]/[$'Balance previsional'.H27]" office:value-type="string" office:string-value="" calcext:value-type="error">
            <text:p>#DIV/0!</text:p>
          </table:table-cell>
          <table:table-cell table:formula="of:=[$'Balance previsional'.D27]/[$'Balance previsional'.I2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RATIO DE GARANTÍA</text:p>
          </table:table-cell>
          <table:table-cell table:formula="of:=[$'Balance previsional'.B44]/([$'Balance previsional'.G11]+[$'Balance previsional'.G27])" office:value-type="float" office:value="2.46666666666667" calcext:value-type="float">
            <text:p>2,46666666666667</text:p>
          </table:table-cell>
          <table:table-cell table:formula="of:=[$'Balance previsional'.C44]/([$'Balance previsional'.H11]+[$'Balance previsional'.H27])" office:value-type="string" office:string-value="" calcext:value-type="error">
            <text:p>#DIV/0!</text:p>
          </table:table-cell>
          <table:table-cell table:formula="of:=[$'Balance previsional'.D44]/([$'Balance previsional'.I11]+[$'Balance previsional'.I27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4]" office:value-type="float" office:value="-0.036036036036036" calcext:value-type="float">
            <text:p>-0,036036036036036</text:p>
          </table:table-cell>
          <table:table-cell table:formula="of:=[$'Cuenta resultados previsional'.C18]/[$'Balance previsional'.C44]" office:value-type="string" office:string-value="" calcext:value-type="error">
            <text:p>#DIV/0!</text:p>
          </table:table-cell>
          <table:table-cell table:formula="of:=[$'Cuenta resultados previsional'.D18]/[$'Balance previsional'.D4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float" office:value="-0.0424242424242424" calcext:value-type="float">
            <text:p>-0,0424242424242424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6">
          <table:table-cell/>
          <table:table-cell table:style-name="ce17" table:number-columns-repeated="3"/>
          <table:table-cell table:number-columns-repeated="253"/>
        </table:table-row>
        <table:table-row table:style-name="ro6">
          <table:table-cell table:number-columns-repeated="257"/>
        </table:table-row>
        <table:table-row table:style-name="ro6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EXCESO DE RECURSOS LIQUIDOS" calcext:value-type="string">
            <text:p>EXCESO DE RECURSOS LIQUIDOS</text:p>
          </table:table-cell>
          <table:table-cell table:number-columns-repeated="254"/>
        </table:table-row>
        <table:table-row table:style-name="ro6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6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SITUACIÓN CORRECTA" calcext:value-type="string">
            <text:p>SITUACIÓN CORRECTA</text:p>
          </table:table-cell>
          <table:table-cell table:number-columns-repeated="254"/>
        </table:table-row>
        <table:table-row table:style-name="ro6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6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6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54"/>
        </table:table-row>
        <table:table-row table:style-name="ro6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6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6" table:number-rows-repeated="1048564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9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6">
          <table:table-cell table:number-columns-repeated="257"/>
        </table:table-row>
        <table:table-row table:style-name="ro6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6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6]+[$'Balance previsional'.Z42])/[$'Balance previsional'.AE29]" office:value-type="string" office:string-value="" calcext:value-type="error">
            <text:p>#DIV/0!</text:p>
          </table:table-cell>
          <table:table-cell table:formula="of:=([$'Balance previsional'.AA36]+[$'Balance previsional'.AA42])/[$'Balance previsional'.AF29]" office:value-type="string" office:string-value="" calcext:value-type="error">
            <text:p>#DIV/0!</text:p>
          </table:table-cell>
          <table:table-cell table:formula="of:=([$'Balance previsional'.AB36]+[$'Balance previsional'.AB42])/[$'Balance previsional'.AG29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EQUILIBRIO FINANCIERO" calcext:value-type="string">
            <text:p>EQUILIBRIO FINANCIERO</text:p>
          </table:table-cell>
          <table:table-cell table:number-columns-repeated="225"/>
        </table:table-row>
        <table:table-row table:style-name="ro6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700" calcext:value-type="float">
            <text:p>70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6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6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5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5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5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9]/[$'Balance previsional'.AE29]" office:value-type="string" office:string-value="" calcext:value-type="error">
            <text:p>#DIV/0!</text:p>
          </table:table-cell>
          <table:table-cell table:formula="of:=[$'Balance previsional'.AA29]/[$'Balance previsional'.AF29]" office:value-type="string" office:string-value="" calcext:value-type="error">
            <text:p>#DIV/0!</text:p>
          </table:table-cell>
          <table:table-cell table:formula="of:=[$'Balance previsional'.AB29]/[$'Balance previsional'.AG29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SITUACIÓN CORRECTA" calcext:value-type="string">
            <text:p>SITUACIÓN CORRECTA</text:p>
          </table:table-cell>
          <table:table-cell table:number-columns-repeated="225"/>
        </table:table-row>
        <table:table-row table:style-name="ro6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100" calcext:value-type="float">
            <text:p>10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6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6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6]/[$'Balance previsional'.AE46]" office:value-type="string" office:string-value="" calcext:value-type="error">
            <text:p>#DIV/0!</text:p>
          </table:table-cell>
          <table:table-cell table:formula="of:=[$'Balance previsional'.AA46]/[$'Balance previsional'.AF46]" office:value-type="string" office:string-value="" calcext:value-type="error">
            <text:p>#DIV/0!</text:p>
          </table:table-cell>
          <table:table-cell table:formula="of:=[$'Balance previsional'.AB46]/[$'Balance previsional'.AG46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25"/>
        </table:table-row>
        <table:table-row table:style-name="ro6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6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550" calcext:value-type="float">
            <text:p>55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9]" office:value-type="float" office:value="150" calcext:value-type="float">
            <text:p>150</text:p>
          </table:table-cell>
          <table:table-cell table:style-name="ce8" table:formula="of:=[$'Balance previsional'.H29]" office:value-type="float" office:value="0" calcext:value-type="float">
            <text:p>0</text:p>
          </table:table-cell>
          <table:table-cell table:style-name="ce8" table:formula="of:=[$'Balance previsional'.I29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6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6]" office:value-type="string" office:string-value="" calcext:value-type="error">
            <text:p>#DIV/0!</text:p>
          </table:table-cell>
          <table:table-cell table:formula="of:=[$'Cuenta resultados previsional'.AA20]/[$'Balance previsional'.AA46]" office:value-type="string" office:string-value="" calcext:value-type="error">
            <text:p>#DIV/0!</text:p>
          </table:table-cell>
          <table:table-cell table:formula="of:=[$'Cuenta resultados previsional'.AB20]/[$'Balance previsional'.AB4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6">
          <table:table-cell table:style-name="ce1" office:value-type="string" calcext:value-type="string">
            <text:p>EXISTENCIAS</text:p>
          </table:table-cell>
          <table:table-cell table:style-name="ce9" table:formula="of:=[$'Balance previsional'.B31]" office:value-type="float" office:value="0" calcext:value-type="float">
            <text:p>0</text:p>
          </table:table-cell>
          <table:table-cell table:style-name="ce9" table:formula="of:=[$'Balance previsional'.C31]" office:value-type="float" office:value="0" calcext:value-type="float">
            <text:p>0</text:p>
          </table:table-cell>
          <table:table-cell table:style-name="ce9" table:formula="of:=[$'Balance previsional'.D31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6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6">
          <table:table-cell table:style-name="ce1" office:value-type="string" calcext:value-type="string">
            <text:p>REALIZABLE</text:p>
          </table:table-cell>
          <table:table-cell table:style-name="ce9" table:formula="of:=[$'Balance previsional'.B36]" office:value-type="float" office:value="0" calcext:value-type="float">
            <text:p>0</text:p>
          </table:table-cell>
          <table:table-cell table:style-name="ce9" table:formula="of:=[$'Balance previsional'.C36]" office:value-type="float" office:value="0" calcext:value-type="float">
            <text:p>0</text:p>
          </table:table-cell>
          <table:table-cell table:style-name="ce9" table:formula="of:=[$'Balance previsional'.D36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6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6">
          <table:table-cell table:style-name="ce1" office:value-type="string" calcext:value-type="string">
            <text:p>DISPONIBLE</text:p>
          </table:table-cell>
          <table:table-cell table:style-name="ce9" table:formula="of:=[$'Balance previsional'.B42]" office:value-type="float" office:value="550" calcext:value-type="float">
            <text:p>550</text:p>
          </table:table-cell>
          <table:table-cell table:style-name="ce9" table:formula="of:=[$'Balance previsional'.C42]" office:value-type="float" office:value="0" calcext:value-type="float">
            <text:p>0</text:p>
          </table:table-cell>
          <table:table-cell table:style-name="ce9" table:formula="of:=[$'Balance previsional'.D42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6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550" calcext:value-type="float">
            <text:p>550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950" calcext:value-type="float">
            <text:p>95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6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6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6">
          <table:table-cell table:number-columns-repeated="257"/>
        </table:table-row>
        <table:table-row table:style-name="ro9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6">
          <table:table-cell table:number-columns-repeated="257"/>
        </table:table-row>
        <table:table-row table:style-name="ro6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6" table:number-rows-repeated="2">
          <table:table-cell table:style-name="ce13"/>
          <table:table-cell table:number-columns-repeated="256"/>
        </table:table-row>
        <table:table-row table:style-name="ro6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6">
          <table:table-cell table:style-name="ce13"/>
          <table:table-cell table:number-columns-repeated="256"/>
        </table:table-row>
        <table:table-row table:style-name="ro6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6">
          <table:table-cell table:style-name="ce13"/>
          <table:table-cell table:number-columns-repeated="256"/>
        </table:table-row>
        <table:table-row table:style-name="ro6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6">
          <table:table-cell table:style-name="ce13"/>
          <table:table-cell table:number-columns-repeated="256"/>
        </table:table-row>
        <table:table-row table:style-name="ro6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6">
          <table:table-cell table:style-name="ce13"/>
          <table:table-cell table:number-columns-repeated="256"/>
        </table:table-row>
        <table:table-row table:style-name="ro6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6" table:number-rows-repeated="1048537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8:27:39.982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8T08:41:15.765000000</dc:date>
    <meta:editing-cycles>7</meta:editing-cycles>
    <meta:editing-duration>PT19M54S</meta:editing-duration>
    <meta:generator>LibreOffice/7.5.3.2$Windows_X86_64 LibreOffice_project/9f56dff12ba03b9acd7730a5a481eea045e468f3</meta:generator>
    <meta:document-statistic meta:table-count="8" meta:cell-count="605" meta:object-count="0"/>
  </office:meta>
</office:document-meta>
</file>